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este es lo que vale el articulo</text:p>
          </table:table-cell>
          <table:table-cell office:value-type="string">
            <text:p>esto es lo que sac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VIDENCIA </text:p>
          </table:table-cell>
          <table:table-cell office:value-type="string">
            <text:p>CRITERIOS</text:p>
          </table:table-cell>
          <table:table-cell/>
          <table:table-cell office:value-type="string">
            <text:p>PUNTAJE </text:p>
          </table:table-cell>
          <table:table-cell office:value-type="string">
            <text:p>CALIFICACION</text:p>
          </table:table-cell>
          <table:table-cell office:value-type="string">
            <text:p>CALIFICACION PONDERADA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rticulo</text:p>
          </table:table-cell>
          <table:table-cell office:value-type="string">
            <text:p>introduccio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.6">
            <text:p>8.6</text:p>
          </table:table-cell>
          <table:table-cell office:value-type="string">
            <text:p>es la multiplicacion de lo que sac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structura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ntenido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redaccion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uma total </text:p>
          </table:table-cell>
          <table:table-cell office:value-type="float" office:value="8.6">
            <text:p>8.6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8"/>
          <table:table-cell office:value-type="string">
            <text:p>id</text:p>
          </table:table-cell>
          <table:table-cell office:value-type="string">
            <text:p>evidencia</text:p>
          </table:table-cell>
          <table:table-cell office:value-type="string">
            <text:p>puntaje</text:p>
          </table:table-cell>
          <table:table-cell/>
          <table:table-cell office:value-type="string">
            <text:p>id</text:p>
          </table:table-cell>
          <table:table-cell office:value-type="string">
            <text:p>criterio 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5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3-02-05T12:11:20</meta:creation-date>
    <dc:date>2013-02-05T12:38:26</dc:date>
    <dc:creator>Alex </dc:creator>
    <meta:editing-duration>P0D</meta:editing-duration>
    <meta:editing-cycles>1</meta:editing-cycles>
    <meta:document-statistic meta:table-count="3" meta:cell-count="26" meta:object-count="0"/>
    <meta:generator>LibreOffice/3.5$Linux_x86 LibreOffice_project/350m1$Build-2</meta:generator>
  </office:meta>
</office:document-meta>
</file>